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Speed of Course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fficulty of Course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fficulty of Homework (1-10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fficulty of Exams (1-10)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fficulty of Labs (1-10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st Activity (1-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re Activity (1-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s Activity (1-5)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e Activity (1-5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Best Activity key: (1) iClicker with Peer Instruction (2) Group Problem Solving on Boards (3) Lab Activities (4) Office hours (5) Studying/homework (6) None (7) All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Common Quotes from answer 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p by Step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eview Da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roup problems solving is good (as long as everyone is included, as long as someone knows how to start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ss Reading off of Slide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xplain multiple way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rom where do the homework and test exercises come?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efine the homework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ractice Problems with Solution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abs and lecture together is too muc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artial Credit/The tests are not fair/You are bad at explaining i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lower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aking the rounds is goo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ffice hours are goo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ecture problems as homework need to be preci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ake out final projec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cepts over math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00.366220383</meta:creation-date>
    <dc:date>2017-10-24T17:17:49.024128598</dc:date>
    <meta:editing-duration>PT2H31S</meta:editing-duration>
    <meta:editing-cycles>23</meta:editing-cycles>
    <meta:generator>LibreOffice/5.1.6.2$Linux_X86_64 LibreOffice_project/10m0$Build-2</meta:generator>
    <meta:document-statistic meta:table-count="1" meta:cell-count="315" meta:object-count="0"/>
  </office:meta>
</office:document-meta>
</file>